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3.3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https://www.w3schools.com/jsref/event_onabort_media.asp" xlink:type="simple">abort</text:a></text:p>
          </table:table-cell>
          <table:table-cell table:style-name="ce2" office:value-type="string" calcext:value-type="string">
            <text:p>The event occurs when the loading of a media is abort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afterprint.asp" xlink:type="simple">afterprint</text:a></text:p>
          </table:table-cell>
          <table:table-cell table:style-name="ce2" office:value-type="string" calcext:value-type="string">
            <text:p>The event occurs when a page has started printing, or if the print dialogue box has been clos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animationend.asp" xlink:type="simple">animationend</text:a></text:p>
          </table:table-cell>
          <table:table-cell table:style-name="ce2" office:value-type="string" calcext:value-type="string">
            <text:p>The event occurs when a CSS animation has comple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animationiteration.asp" xlink:type="simple">animationiteration</text:a></text:p>
          </table:table-cell>
          <table:table-cell table:style-name="ce2" office:value-type="string" calcext:value-type="string">
            <text:p>The event occurs when a CSS animation is repea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animationstart.asp" xlink:type="simple">animationstart</text:a></text:p>
          </table:table-cell>
          <table:table-cell table:style-name="ce2" office:value-type="string" calcext:value-type="string">
            <text:p>The event occurs when a CSS animation has started</text:p>
          </table:table-cell>
          <table:table-cell table:style-name="ce2" office:value-type="string" calcext:value-type="string">
            <text:p><text:a xlink:href="https://www.w3schools.com/jsref/obj_animationevent.asp" xlink:type="simple">Animation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beforeprint.asp" xlink:type="simple">beforeprint</text:a></text:p>
          </table:table-cell>
          <table:table-cell table:style-name="ce2" office:value-type="string" calcext:value-type="string">
            <text:p>The event occurs when a page is about to be prin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beforeunload.asp" xlink:type="simple">beforeunload</text:a></text:p>
          </table:table-cell>
          <table:table-cell table:style-name="ce2" office:value-type="string" calcext:value-type="string">
            <text:p>The event occurs before the document is about to be unload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blur.asp" xlink:type="simple">blur</text:a></text:p>
          </table:table-cell>
          <table:table-cell table:style-name="ce2" office:value-type="string" calcext:value-type="string">
            <text:p>The event occurs when an element loses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canplay.asp" xlink:type="simple">canplay</text:a></text:p>
          </table:table-cell>
          <table:table-cell table:style-name="ce2" office:value-type="string" calcext:value-type="string">
            <text:p>The event occurs when the browser can start playing the media (when it has buffered enough to begin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canplaythrough.asp" xlink:type="simple">canplaythrough</text:a></text:p>
          </table:table-cell>
          <table:table-cell table:style-name="ce2" office:value-type="string" calcext:value-type="string">
            <text:p>The event occurs when the browser can play through the media without stopping for buffering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change.asp" xlink:type="simple">change</text:a></text:p>
          </table:table-cell>
          <table:table-cell table:style-name="ce2" office:value-type="string" calcext:value-type="string">
            <text:p>The event occurs when the content of a form element, the selection, or the checked state have changed (for &lt;input&gt;, &lt;select&gt;, and &lt;textarea&gt;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click.asp" xlink:type="simple">click</text:a></text:p>
          </table:table-cell>
          <table:table-cell table:style-name="ce2" office:value-type="string" calcext:value-type="string">
            <text:p>The event occurs when the user clicks on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contextmenu.asp" xlink:type="simple">contextmenu</text:a></text:p>
          </table:table-cell>
          <table:table-cell table:style-name="ce2" office:value-type="string" calcext:value-type="string">
            <text:p>The event occurs when the user right-clicks on an element to open a context menu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copy.asp" xlink:type="simple">copy</text:a></text:p>
          </table:table-cell>
          <table:table-cell table:style-name="ce2" office:value-type="string" calcext:value-type="string">
            <text:p>The event occurs when the user copies the content of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cut.asp" xlink:type="simple">cut</text:a></text:p>
          </table:table-cell>
          <table:table-cell table:style-name="ce2" office:value-type="string" calcext:value-type="string">
            <text:p>The event occurs when the user cuts the content of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blclick.asp" xlink:type="simple">dblclick</text:a></text:p>
          </table:table-cell>
          <table:table-cell table:style-name="ce2" office:value-type="string" calcext:value-type="string">
            <text:p>The event occurs when the user double-clicks on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.asp" xlink:type="simple">drag</text:a></text:p>
          </table:table-cell>
          <table:table-cell table:style-name="ce2" office:value-type="string" calcext:value-type="string">
            <text:p>The event occurs when an element is being dragged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end.asp" xlink:type="simple">dragend</text:a></text:p>
          </table:table-cell>
          <table:table-cell table:style-name="ce2" office:value-type="string" calcext:value-type="string">
            <text:p>The event occurs when the user has finished dragging an elemen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enter.asp" xlink:type="simple">dragenter</text:a></text:p>
          </table:table-cell>
          <table:table-cell table:style-name="ce2" office:value-type="string" calcext:value-type="string">
            <text:p>The event occurs when the dragged element enters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leave.asp" xlink:type="simple">dragleave</text:a></text:p>
          </table:table-cell>
          <table:table-cell table:style-name="ce2" office:value-type="string" calcext:value-type="string">
            <text:p>The event occurs when the dragged element leaves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over.asp" xlink:type="simple">dragover</text:a></text:p>
          </table:table-cell>
          <table:table-cell table:style-name="ce2" office:value-type="string" calcext:value-type="string">
            <text:p>The event occurs when the dragged element is over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agstart.asp" xlink:type="simple">dragstart</text:a></text:p>
          </table:table-cell>
          <table:table-cell table:style-name="ce2" office:value-type="string" calcext:value-type="string">
            <text:p>The event occurs when the user starts to drag an elemen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rop.asp" xlink:type="simple">drop</text:a></text:p>
          </table:table-cell>
          <table:table-cell table:style-name="ce2" office:value-type="string" calcext:value-type="string">
            <text:p>The event occurs when the dragged element is dropped on the drop target</text:p>
          </table:table-cell>
          <table:table-cell table:style-name="ce2" office:value-type="string" calcext:value-type="string">
            <text:p><text:a xlink:href="https://www.w3schools.com/jsref/obj_dragevent.asp" xlink:type="simple">Drag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durationchange.asp" xlink:type="simple">durationchange</text:a></text:p>
          </table:table-cell>
          <table:table-cell table:style-name="ce2" office:value-type="string" calcext:value-type="string">
            <text:p>The event occurs when the duration of the media is chang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ended.asp" xlink:type="simple">ended</text:a></text:p>
          </table:table-cell>
          <table:table-cell table:style-name="ce2" office:value-type="string" calcext:value-type="string">
            <text:p>The event occurs when the media has reach the end (useful for messages like "thanks for listening"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3">
          <table:table-cell table:style-name="ce2" office:value-type="string" calcext:value-type="string">
            <text:p><text:a xlink:href="https://www.w3schools.com/jsref/event_onerror.asp" xlink:type="simple">error</text:a></text:p>
          </table:table-cell>
          <table:table-cell table:style-name="ce2" office:value-type="string" calcext:value-type="string">
            <text:p>The event occurs when an error occurs while loading an external file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, 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focus.asp" xlink:type="simple">focus</text:a></text:p>
          </table:table-cell>
          <table:table-cell table:style-name="ce2" office:value-type="string" calcext:value-type="string">
            <text:p>The event occurs when an element gets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focusin.asp" xlink:type="simple">focusin</text:a></text:p>
          </table:table-cell>
          <table:table-cell table:style-name="ce2" office:value-type="string" calcext:value-type="string">
            <text:p>The event occurs when an element is about to get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focusout.asp" xlink:type="simple">focusout</text:a></text:p>
          </table:table-cell>
          <table:table-cell table:style-name="ce2" office:value-type="string" calcext:value-type="string">
            <text:p>The event occurs when an element is about to lose focus</text:p>
          </table:table-cell>
          <table:table-cell table:style-name="ce2" office:value-type="string" calcext:value-type="string">
            <text:p><text:a xlink:href="https://www.w3schools.com/jsref/obj_focusevent.asp" xlink:type="simple">Focus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fullscreenchange.asp" xlink:type="simple">fullscreenchange</text:a></text:p>
          </table:table-cell>
          <table:table-cell table:style-name="ce2" office:value-type="string" calcext:value-type="string">
            <text:p>The event occurs when an element is displayed in fullscreen mod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fullscreenerror.asp" xlink:type="simple">fullscreenerror</text:a></text:p>
          </table:table-cell>
          <table:table-cell table:style-name="ce2" office:value-type="string" calcext:value-type="string">
            <text:p>The event occurs when an element can not be displayed in fullscreen mod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hashchange.asp" xlink:type="simple">hashchange</text:a></text:p>
          </table:table-cell>
          <table:table-cell table:style-name="ce2" office:value-type="string" calcext:value-type="string">
            <text:p>The event occurs when there has been changes to the anchor part of a URL</text:p>
          </table:table-cell>
          <table:table-cell table:style-name="ce2" office:value-type="string" calcext:value-type="string">
            <text:p><text:a xlink:href="https://www.w3schools.com/jsref/obj_hashchangeevent.asp" xlink:type="simple">HashChange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input.asp" xlink:type="simple">input</text:a></text:p>
          </table:table-cell>
          <table:table-cell table:style-name="ce2" office:value-type="string" calcext:value-type="string">
            <text:p>The event occurs when an element gets user input</text:p>
          </table:table-cell>
          <table:table-cell table:style-name="ce2" office:value-type="string" calcext:value-type="string">
            <text:p><text:a xlink:href="https://www.w3schools.com/jsref/obj_inputevent.asp" xlink:type="simple">Input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invalid.asp" xlink:type="simple">invalid</text:a></text:p>
          </table:table-cell>
          <table:table-cell table:style-name="ce2" office:value-type="string" calcext:value-type="string">
            <text:p>The event occurs when an element is invali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keydown.asp" xlink:type="simple">keydown</text:a></text:p>
          </table:table-cell>
          <table:table-cell table:style-name="ce2" office:value-type="string" calcext:value-type="string">
            <text:p>The event occurs when the user is pressing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keypress.asp" xlink:type="simple">keypress</text:a></text:p>
          </table:table-cell>
          <table:table-cell table:style-name="ce2" office:value-type="string" calcext:value-type="string">
            <text:p>The event occurs when the user presses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keyup.asp" xlink:type="simple">keyup</text:a></text:p>
          </table:table-cell>
          <table:table-cell table:style-name="ce2" office:value-type="string" calcext:value-type="string">
            <text:p>The event occurs when the user releases a key</text:p>
          </table:table-cell>
          <table:table-cell table:style-name="ce2" office:value-type="string" calcext:value-type="string">
            <text:p><text:a xlink:href="https://www.w3schools.com/jsref/obj_keyboardevent.asp" xlink:type="simple">Keyboard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load.asp" xlink:type="simple">load</text:a></text:p>
          </table:table-cell>
          <table:table-cell table:style-name="ce2" office:value-type="string" calcext:value-type="string">
            <text:p>The event occurs when an object has load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loadeddata.asp" xlink:type="simple">loadeddata</text:a></text:p>
          </table:table-cell>
          <table:table-cell table:style-name="ce2" office:value-type="string" calcext:value-type="string">
            <text:p>The event occurs when media data is load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loadedmetadata.asp" xlink:type="simple">loadedmetadata</text:a></text:p>
          </table:table-cell>
          <table:table-cell table:style-name="ce2" office:value-type="string" calcext:value-type="string">
            <text:p>The event occurs when meta data (like dimensions and duration) are load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loadstart.asp" xlink:type="simple">loadstart</text:a></text:p>
          </table:table-cell>
          <table:table-cell table:style-name="ce2" office:value-type="string" calcext:value-type="string">
            <text:p>The event occurs when the browser starts looking for the specified media</text:p>
          </table:table-cell>
          <table:table-cell table:style-name="ce2" office:value-type="string" calcext:value-type="string">
            <text:p><text:a xlink:href="https://www.w3schools.com/jsref/obj_progressevent.asp" xlink:type="simple">Progress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essage_sse.asp" xlink:type="simple">message</text:a></text:p>
          </table:table-cell>
          <table:table-cell table:style-name="ce2" office:value-type="string" calcext:value-type="string">
            <text:p>The event occurs when a message is received through the event sourc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ousedown.asp" xlink:type="simple">mousedown</text:a></text:p>
          </table:table-cell>
          <table:table-cell table:style-name="ce2" office:value-type="string" calcext:value-type="string">
            <text:p>The event occurs when the user presses a mouse button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ouseenter.asp" xlink:type="simple">mouseenter</text:a></text:p>
          </table:table-cell>
          <table:table-cell table:style-name="ce2" office:value-type="string" calcext:value-type="string">
            <text:p>The event occurs when the pointer is moved onto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ouseleave.asp" xlink:type="simple">mouseleave</text:a></text:p>
          </table:table-cell>
          <table:table-cell table:style-name="ce2" office:value-type="string" calcext:value-type="string">
            <text:p>The event occurs when the pointer is moved out of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ousemove.asp" xlink:type="simple">mousemove</text:a></text:p>
          </table:table-cell>
          <table:table-cell table:style-name="ce2" office:value-type="string" calcext:value-type="string">
            <text:p>The event occurs when the pointer is moving while it is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mouseover.asp" xlink:type="simple">mouseover</text:a></text:p>
          </table:table-cell>
          <table:table-cell table:style-name="ce2" office:value-type="string" calcext:value-type="string">
            <text:p>The event occurs when the pointer is moved onto an element, or onto one of its children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mouseout.asp" xlink:type="simple">mouseout</text:a></text:p>
          </table:table-cell>
          <table:table-cell table:style-name="ce2" office:value-type="string" calcext:value-type="string">
            <text:p>The event occurs when a user moves the mouse pointer out of an element, or out of one of its children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mouseup.asp" xlink:type="simple">mouseup</text:a></text:p>
          </table:table-cell>
          <table:table-cell table:style-name="ce2" office:value-type="string" calcext:value-type="string">
            <text:p>The event occurs when a user releases a mouse button over an element</text:p>
          </table:table-cell>
          <table:table-cell table:style-name="ce2" office:value-type="string" calcext:value-type="string">
            <text:p><text:a xlink:href="https://www.w3schools.com/jsref/obj_mouseevent.asp" xlink:type="simple">MouseEvent</text:a></text:p>
          </table:table-cell>
        </table:table-row>
        <table:table-row table:style-name="ro1">
          <table:table-cell table:style-name="ce2" office:value-type="string" calcext:value-type="string">
            <text:p>mousewheel</text:p>
          </table:table-cell>
          <table:table-cell table:style-name="ce2" office:value-type="string" calcext:value-type="string">
            <text:p>Deprecated. Use the <text:a xlink:href="https://www.w3schools.com/jsref/event_onwheel.asp" xlink:type="simple">wheel</text:a> event instead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offline.asp" xlink:type="simple">offline</text:a></text:p>
          </table:table-cell>
          <table:table-cell table:style-name="ce2" office:value-type="string" calcext:value-type="string">
            <text:p>The event occurs when the browser starts to work offlin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online.asp" xlink:type="simple">online</text:a></text:p>
          </table:table-cell>
          <table:table-cell table:style-name="ce2" office:value-type="string" calcext:value-type="string">
            <text:p>The event occurs when the browser starts to work onlin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open_sse.asp" xlink:type="simple">open</text:a></text:p>
          </table:table-cell>
          <table:table-cell table:style-name="ce2" office:value-type="string" calcext:value-type="string">
            <text:p>The event occurs when a connection with the event source is open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pagehide.asp" xlink:type="simple">pagehide</text:a></text:p>
          </table:table-cell>
          <table:table-cell table:style-name="ce2" office:value-type="string" calcext:value-type="string">
            <text:p>The event occurs when the user navigates away from a webpage</text:p>
          </table:table-cell>
          <table:table-cell table:style-name="ce2"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pageshow.asp" xlink:type="simple">pageshow</text:a></text:p>
          </table:table-cell>
          <table:table-cell table:style-name="ce2" office:value-type="string" calcext:value-type="string">
            <text:p>The event occurs when the user navigates to a webpage</text:p>
          </table:table-cell>
          <table:table-cell table:style-name="ce2" office:value-type="string" calcext:value-type="string">
            <text:p><text:a xlink:href="https://www.w3schools.com/jsref/obj_pagetransitionevent.asp" xlink:type="simple">PageTransition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paste.asp" xlink:type="simple">paste</text:a></text:p>
          </table:table-cell>
          <table:table-cell table:style-name="ce2" office:value-type="string" calcext:value-type="string">
            <text:p>The event occurs when the user pastes some content in an element</text:p>
          </table:table-cell>
          <table:table-cell table:style-name="ce2" office:value-type="string" calcext:value-type="string">
            <text:p><text:a xlink:href="https://www.w3schools.com/jsref/obj_clipboardevent.asp" xlink:type="simple">Clipboard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pause.asp" xlink:type="simple">pause</text:a></text:p>
          </table:table-cell>
          <table:table-cell table:style-name="ce2" office:value-type="string" calcext:value-type="string">
            <text:p>The event occurs when the media is paused either by the user or programmatically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play.asp" xlink:type="simple">play</text:a></text:p>
          </table:table-cell>
          <table:table-cell table:style-name="ce2" office:value-type="string" calcext:value-type="string">
            <text:p>The event occurs when the media has been started or is no longer paus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playing.asp" xlink:type="simple">playing</text:a></text:p>
          </table:table-cell>
          <table:table-cell table:style-name="ce2" office:value-type="string" calcext:value-type="string">
            <text:p>The event occurs when the media is playing after having been paused or stopped for buffering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popstate</text:p>
          </table:table-cell>
          <table:table-cell table:style-name="ce2" office:value-type="string" calcext:value-type="string">
            <text:p>The event occurs when the window's history changes</text:p>
          </table:table-cell>
          <table:table-cell table:style-name="ce2" office:value-type="string" calcext:value-type="string">
            <text:p><text:a xlink:href="https://www.w3schools.com/jsref/obj_popstateevent.asp" xlink:type="simple">PopState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progress.asp" xlink:type="simple">progress</text:a></text:p>
          </table:table-cell>
          <table:table-cell table:style-name="ce2" office:value-type="string" calcext:value-type="string">
            <text:p>The event occurs when the browser is in the process of getting the media data (downloading the medi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ratechange.asp" xlink:type="simple">ratechange</text:a></text:p>
          </table:table-cell>
          <table:table-cell table:style-name="ce2" office:value-type="string" calcext:value-type="string">
            <text:p>The event occurs when the playing speed of the media is chang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resize.asp" xlink:type="simple">resize</text:a></text:p>
          </table:table-cell>
          <table:table-cell table:style-name="ce2" office:value-type="string" calcext:value-type="string">
            <text:p>The event occurs when the document view is resiz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reset.asp" xlink:type="simple">reset</text:a></text:p>
          </table:table-cell>
          <table:table-cell table:style-name="ce2" office:value-type="string" calcext:value-type="string">
            <text:p>The event occurs when a form is rese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scroll.asp" xlink:type="simple">scroll</text:a></text:p>
          </table:table-cell>
          <table:table-cell table:style-name="ce2" office:value-type="string" calcext:value-type="string">
            <text:p>The event occurs when an element's scrollbar is being scrolled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search.asp" xlink:type="simple">search</text:a></text:p>
          </table:table-cell>
          <table:table-cell table:style-name="ce2" office:value-type="string" calcext:value-type="string">
            <text:p>The event occurs when the user writes something in a search field (for &lt;input="search"&gt;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seeked.asp" xlink:type="simple">seeked</text:a></text:p>
          </table:table-cell>
          <table:table-cell table:style-name="ce2" office:value-type="string" calcext:value-type="string">
            <text:p>The event occurs when the user is finished moving/skipping to a new position in the medi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seeking.asp" xlink:type="simple">seeking</text:a></text:p>
          </table:table-cell>
          <table:table-cell table:style-name="ce2" office:value-type="string" calcext:value-type="string">
            <text:p>The event occurs when the user starts moving/skipping to a new position in the medi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select.asp" xlink:type="simple">select</text:a></text:p>
          </table:table-cell>
          <table:table-cell table:style-name="ce2" office:value-type="string" calcext:value-type="string">
            <text:p>The event occurs after the user selects some text (for &lt;input&gt; and &lt;textarea&gt;)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show.asp" xlink:type="simple">show</text:a></text:p>
          </table:table-cell>
          <table:table-cell table:style-name="ce2" office:value-type="string" calcext:value-type="string">
            <text:p>The event occurs when a &lt;menu&gt; element is shown as a context menu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stalled.asp" xlink:type="simple">stalled</text:a></text:p>
          </table:table-cell>
          <table:table-cell table:style-name="ce2" office:value-type="string" calcext:value-type="string">
            <text:p>The event occurs when the browser is trying to get media data, but data is not available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storage</text:p>
          </table:table-cell>
          <table:table-cell table:style-name="ce2" office:value-type="string" calcext:value-type="string">
            <text:p>The event occurs when a Web Storage area is updated</text:p>
          </table:table-cell>
          <table:table-cell table:style-name="ce2" office:value-type="string" calcext:value-type="string">
            <text:p><text:a xlink:href="https://www.w3schools.com/jsref/obj_storageevent.asp" xlink:type="simple">Storage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submit.asp" xlink:type="simple">submit</text:a></text:p>
          </table:table-cell>
          <table:table-cell table:style-name="ce2" office:value-type="string" calcext:value-type="string">
            <text:p>The event occurs when a form is submitted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suspend.asp" xlink:type="simple">suspend</text:a></text:p>
          </table:table-cell>
          <table:table-cell table:style-name="ce2" office:value-type="string" calcext:value-type="string">
            <text:p>The event occurs when the browser is intentionally not getting media data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timeupdate.asp" xlink:type="simple">timeupdate</text:a></text:p>
          </table:table-cell>
          <table:table-cell table:style-name="ce2" office:value-type="string" calcext:value-type="string">
            <text:p>The event occurs when the playing position has changed (like when the user fast forwards to a different point in the medi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toggle.asp" xlink:type="simple">toggle</text:a></text:p>
          </table:table-cell>
          <table:table-cell table:style-name="ce2" office:value-type="string" calcext:value-type="string">
            <text:p>The event occurs when the user opens or closes the &lt;details&gt; element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touchcancel.asp" xlink:type="simple">touchcancel</text:a></text:p>
          </table:table-cell>
          <table:table-cell table:style-name="ce2" office:value-type="string" calcext:value-type="string">
            <text:p>The event occurs when the touch is interrupted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touchend.asp" xlink:type="simple">touchend</text:a></text:p>
          </table:table-cell>
          <table:table-cell table:style-name="ce2" office:value-type="string" calcext:value-type="string">
            <text:p>The event occurs when a finger is removed from a touch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touchmove.asp" xlink:type="simple">touchmove</text:a></text:p>
          </table:table-cell>
          <table:table-cell table:style-name="ce2" office:value-type="string" calcext:value-type="string">
            <text:p>The event occurs when a finger is dragged across the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touchstart.asp" xlink:type="simple">touchstart</text:a></text:p>
          </table:table-cell>
          <table:table-cell table:style-name="ce2" office:value-type="string" calcext:value-type="string">
            <text:p>The event occurs when a finger is placed on a touch screen</text:p>
          </table:table-cell>
          <table:table-cell table:style-name="ce2" office:value-type="string" calcext:value-type="string">
            <text:p><text:a xlink:href="https://www.w3schools.com/jsref/obj_touchevent.asp" xlink:type="simple">Touch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transitionend.asp" xlink:type="simple">transitionend</text:a></text:p>
          </table:table-cell>
          <table:table-cell table:style-name="ce2" office:value-type="string" calcext:value-type="string">
            <text:p>The event occurs when a CSS transition has completed</text:p>
          </table:table-cell>
          <table:table-cell table:style-name="ce2" office:value-type="string" calcext:value-type="string">
            <text:p><text:a xlink:href="https://www.w3schools.com/jsref/obj_transitionevent.asp" xlink:type="simple">Transition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unload.asp" xlink:type="simple">unload</text:a></text:p>
          </table:table-cell>
          <table:table-cell table:style-name="ce2" office:value-type="string" calcext:value-type="string">
            <text:p>The event occurs once a page has unloaded (for &lt;body&gt;)</text:p>
          </table:table-cell>
          <table:table-cell table:style-name="ce2" office:value-type="string" calcext:value-type="string">
            <text:p><text:a xlink:href="https://www.w3schools.com/jsref/obj_uievent.asp" xlink:type="simple">UiEvent</text:a>, 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volumechange.asp" xlink:type="simple">volumechange</text:a></text:p>
          </table:table-cell>
          <table:table-cell table:style-name="ce2" office:value-type="string" calcext:value-type="string">
            <text:p>The event occurs when the volume of the media has changed (includes setting the volume to "mute"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ww.w3schools.com/jsref/event_onwaiting.asp" xlink:type="simple">waiting</text:a></text:p>
          </table:table-cell>
          <table:table-cell table:style-name="ce2" office:value-type="string" calcext:value-type="string">
            <text:p>The event occurs when the media has paused but is expected to resume (like when the media pauses to buffer more data)</text:p>
          </table:table-cell>
          <table:table-cell table:style-name="ce2" office:value-type="string" calcext:value-type="string">
            <text:p><text:a xlink:href="https://www.w3schools.com/jsref/obj_event.asp" xlink:type="simple">Event</text:a></text:p>
          </table:table-cell>
        </table:table-row>
        <table:table-row table:style-name="ro1">
          <table:table-cell table:style-name="ce2" office:value-type="string" calcext:value-type="string">
            <text:p><text:a xlink:href="https://www.w3schools.com/jsref/event_onwheel.asp" xlink:type="simple">wheel</text:a></text:p>
          </table:table-cell>
          <table:table-cell table:style-name="ce2" office:value-type="string" calcext:value-type="string">
            <text:p>The event occurs when the mouse wheel rolls up or down over an element</text:p>
          </table:table-cell>
          <table:table-cell table:style-name="ce2" office:value-type="string" calcext:value-type="string">
            <text:p><text:a xlink:href="https://www.w3schools.com/jsref/obj_wheelevent.asp" xlink:type="simple">WheelEvent</text:a></text:p>
          </table:table-cell>
        </table:table-row>
        <table:table-row table:style-name="ro1" table:number-rows-repeated="10484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1:28:24.959705441</meta:creation-date>
    <dc:date>2022-10-07T11:32:10.719760842</dc:date>
    <meta:editing-duration>PT3M46S</meta:editing-duration>
    <meta:editing-cycles>1</meta:editing-cycles>
    <meta:document-statistic meta:table-count="1" meta:cell-count="255" meta:object-count="0"/>
    <meta:generator>LibreOffice/7.3.6.2$Linux_X86_64 LibreOffice_project/30$Build-2</meta:generator>
  </office:meta>
</office:document-meta>
</file>